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line-height="150%" fo:text-align="justify" style:justify-single-word="false"/>
      <style:text-properties style:font-name="Arial" fo:font-size="11pt" officeooo:rsid="0001c3c0" officeooo:paragraph-rsid="0001c3c0" style:font-size-asian="11pt" style:font-size-complex="11pt"/>
    </style:style>
    <style:style style:name="P2" style:family="paragraph" style:parent-style-name="Text_20_body" style:list-style-name="L3">
      <style:paragraph-properties fo:line-height="150%" fo:text-align="justify" style:justify-single-word="false"/>
      <style:text-properties style:font-name="Arial" fo:font-size="11pt" officeooo:rsid="0001c3c0" officeooo:paragraph-rsid="0001c3c0" style:font-size-asian="11pt" style:font-size-complex="11pt"/>
    </style:style>
    <style:style style:name="P3" style:family="paragraph" style:parent-style-name="Text_20_body" style:list-style-name="L3">
      <style:paragraph-properties fo:line-height="150%" fo:text-align="justify" style:justify-single-word="false"/>
      <style:text-properties style:font-name="Arial" fo:font-size="11pt" officeooo:rsid="000216fd" officeooo:paragraph-rsid="000216fd" style:font-size-asian="11pt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1pt" fo:language="pt" fo:country="BR" officeooo:rsid="0000ee57" officeooo:paragraph-rsid="0000ee57" style:font-size-asian="11pt" style:font-size-complex="11pt"/>
    </style:style>
    <style:style style:name="P5" style:family="paragraph" style:parent-style-name="Standard">
      <style:paragraph-properties fo:line-height="200%" fo:text-align="justify" style:justify-single-word="false"/>
      <style:text-properties style:font-name="Arial" fo:font-size="11pt" fo:language="pt" fo:country="BR" officeooo:rsid="0000ee57" officeooo:paragraph-rsid="0000ee57" style:font-size-asian="11pt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Heading_20_1">
      <style:paragraph-properties fo:line-height="150%" fo:text-align="justify" style:justify-single-word="false"/>
      <style:text-properties style:font-name="Arial" fo:font-size="11pt" officeooo:rsid="0001c3c0" officeooo:paragraph-rsid="0001c3c0" style:font-size-asian="11pt" style:font-size-complex="11pt"/>
    </style:style>
    <style:style style:name="P8" style:family="paragraph" style:parent-style-name="Heading_20_1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Title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10" style:family="paragraph" style:parent-style-name="Heading_20_4">
      <style:paragraph-properties fo:line-height="150%" fo:text-align="justify" style:justify-single-word="false"/>
      <style:text-properties style:font-name="Arial" fo:font-size="11pt" officeooo:rsid="0001c3c0" officeooo:paragraph-rsid="0001c3c0" style:font-size-asian="11pt" style:font-size-complex="11pt"/>
    </style:style>
    <style:style style:name="P11" style:family="paragraph" style:parent-style-name="Heading_20_4">
      <style:paragraph-properties fo:line-height="150%" fo:text-align="justify" style:justify-single-word="false"/>
      <style:text-properties style:font-name="Arial"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abalho 01 – Programação em Socket</text:p>
      <text:p text:style-name="P6">Nome do autor: Gustavo Zacché Aguiar de Souza</text:p>
      <text:h text:style-name="P8" text:outline-level="1">As mensagens criadas para os protocolos:</text:h>
      <text:p text:style-name="P4">Foram criadas em forma de dicionário:</text:p>
      <text:p text:style-name="P5">protocolo = {'id': chave, 'tipo': tipo, 'local': local, 'hora': datetime.now().timestamp(), 'payload': ''}</text:p>
      <text:p text:style-name="P5">Onde:</text:p>
      <text:p text:style-name="P4">‘id’ é o identificador gerado sequencialmente;</text:p>
      <text:p text:style-name="P4">‘tipo’ é o tipo do sensor que se conectou ao servidor;</text:p>
      <text:p text:style-name="P4">‘local’ é o local da casa em que o sensor se encontra;</text:p>
      <text:p text:style-name="P4">‘hora’ é um número que representa a hora no sistema;</text:p>
      <text:p text:style-name="P4">‘payload’ é a mensagem trocada propriamente dita.</text:p>
      <text:h text:style-name="P7" text:outline-level="1">Minitutorial do sistema desenvolvido, informando:</text:h>
      <text:h text:style-name="P10" text:outline-level="4">Como executar o software servidor:</text:h>
      <text:list xml:id="list2753038573" text:style-name="L2">
        <text:list-item>
          <text:p text:style-name="P1">No terminal do ubuntu mate 18.04.2, executar python3 Servidor.py</text:p>
        </text:list-item>
      </text:list>
      <text:h text:style-name="P11" text:outline-level="4">Como executar os softwares clientes:</text:h>
      <text:list xml:id="list2555040228" text:style-name="L3">
        <text:list-item>
          <text:p text:style-name="P2">Em terminais do ubuntu mate 18.04.2, executar:</text:p>
          <text:list>
            <text:list-item>
              <text:p text:style-name="P2">python3 sensor.py</text:p>
            </text:list-item>
            <text:list-item>
              <text:p text:style-name="P2">python3 termometro.py</text:p>
            </text:list-item>
            <text:list-item>
              <text:p text:style-name="P2">python3 tomada.py</text:p>
            </text:list-item>
            <text:list-item>
              <text:p text:style-name="P2">python3 lampada.py</text:p>
            </text:list-item>
            <text:list-item>
              <text:p text:style-name="P2">python3 condicionador_de_ar.py</text:p>
            </text:list-item>
          </text:list>
        </text:list-item>
        <text:list-item>
          <text:p text:style-name="P3">A ordem de execução dos clientes não impor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family-generic="swiss" style:font-pitch="variable" fo:font-size="11pt" fo:language="pt" fo:country="BR" officeooo:rsid="0000ee57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6-14T16:35:19.396000000</dc:date>
    <meta:editing-duration>PT26S</meta:editing-duration>
    <meta:editing-cycles>1</meta:editing-cycles>
    <meta:document-statistic meta:table-count="0" meta:image-count="0" meta:object-count="0" meta:page-count="1" meta:paragraph-count="22" meta:word-count="143" meta:character-count="910" meta:non-whitespace-character-count="798"/>
  </office:meta>
</office:document-meta>
</file>